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Roboto, Arial, sans-serif"/>
    <style:font-face style:name="Open Sans" svg:font-family="'Open Sans', sans-serif"/>
    <style:font-face style:name="OpenSymbol" svg:font-family="OpenSymbol"/>
    <style:font-face style:name="sans-serif" svg:font-family="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fo:color="#000000" style:font-name="Georgia" fo:font-size="10.5pt" style:font-size-asian="10.5pt" style:font-size-complex="10.5pt"/>
    </style:style>
    <style:style style:name="P5"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6"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7"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style:font-name="Georgia" fo:font-size="10.5pt" style:font-size-asian="10.5pt" style:font-size-complex="10.5pt"/>
    </style:style>
    <style:style style:name="P9"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style>
    <style:style style:name="P10"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fo:font-weight="normal" style:font-weight-asian="normal" style:font-weight-complex="normal"/>
    </style:style>
    <style:style style:name="P11" style:family="paragraph" style:parent-style-name="Heading_20_2">
      <style:paragraph-properties fo:margin-left="0in" fo:margin-right="0in" fo:margin-top="0in" fo:margin-bottom="0in" fo:line-height="100%" fo:text-align="start" style:justify-single-word="false" fo:text-indent="0in" style:auto-text-indent="false"/>
      <style:text-properties fo:font-variant="normal" fo:text-transform="none" fo:color="#000000" style:font-name="Georgia" fo:font-size="10.5pt" fo:letter-spacing="normal" fo:font-style="normal" style:text-underline-style="none" fo:font-weight="bold" style:font-size-asian="10.5pt" style:font-size-complex="10.5pt"/>
    </style:style>
    <style:style style:name="T1" style:family="text">
      <style:text-properties fo:font-weight="bold" style:font-weight-asian="bold" style:font-weight-complex="bold"/>
    </style:style>
    <style:style style:name="T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4" style:family="text">
      <style:text-properties fo:color="#000000" style:font-name="Georgia" fo:font-size="10.5pt" fo:language="en" fo:country="US" style:font-name-asian="Georgia" style:font-size-asian="10.5pt" style:language-asian="none" style:country-asian="none" style:font-name-complex="Georgia" style:font-size-complex="10.5pt" style:language-complex="none" style:country-complex="none"/>
    </style:style>
    <style:style style:name="T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fo:font-weight="normal" style:font-weight-asian="normal" style:font-weight-complex="normal"/>
    </style:style>
    <style:style style:name="T10"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11" style:family="text">
      <style:text-properties fo:font-variant="normal" fo:text-transform="none" fo:color="#000000" style:text-line-through-style="none" style:font-name="Georgia" fo:font-size="10.5pt" fo:letter-spacing="normal" fo:font-style="normal" style:text-underline-style="none" fo:font-weight="bold" style:text-blinking="false" style:font-size-asian="10.5pt" style:font-weight-asian="bold" style:font-size-complex="10.5pt" style:font-weight-complex="bold"/>
    </style:style>
    <style:style style:name="T12"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weight-asian="normal" style:font-size-complex="10.5pt" style:font-weight-complex="normal"/>
    </style:style>
    <style:style style:name="T13" style:family="text">
      <style:text-properties fo:font-variant="normal" fo:text-transform="none" fo:color="#000000" style:text-line-through-style="none" style:font-name="Georgia" fo:font-size="10.5pt" fo:letter-spacing="normal" fo:language="none" fo:country="none" fo:font-style="normal" style:text-underline-style="none" fo:font-weight="normal" style:text-blinking="false"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4"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000000" style:text-line-through-style="none" fo:letter-spacing="normal" fo:language="none" fo:country="none" fo:font-style="normal" style:text-underline-style="none" style:text-blinking="false" style:font-name-asian="Georgia" style:language-asian="none" style:country-asian="none" style:font-name-complex="Georgia" style:language-complex="none" style:country-complex="none"/>
    </style:style>
    <style:style style:name="T16" style:family="text">
      <style:text-properties fo:font-variant="normal" fo:text-transform="none" fo:color="#000000" style:text-line-through-style="none" fo:letter-spacing="normal" fo:language="none" fo:country="none" fo:font-style="italic" style:text-underline-style="none" style:text-blinking="false" style:font-name-asian="Georgia" style:language-asian="none" style:country-asian="none" style:font-style-asian="italic" style:font-name-complex="Georgia" style:language-complex="none" style:country-complex="none" style:font-style-complex="italic"/>
    </style:style>
    <style:style style:name="T17" style:family="text">
      <style:text-properties fo:font-variant="normal" fo:text-transform="none" fo:color="#000000" fo:letter-spacing="normal" fo:font-style="normal" fo:font-weight="normal" style:font-weight-asian="normal" style:font-weight-complex="normal"/>
    </style:style>
    <style:style style:name="T18" style:family="text">
      <style:text-properties fo:font-variant="normal" fo:text-transform="none" style:text-line-through-style="none" style:font-name="Georgia" fo:font-size="10.5pt" fo:letter-spacing="normal" fo:font-style="normal" style:text-underline-style="none" style:text-blinking="false" style:font-size-asian="10.5pt" style:font-size-complex="10.5pt"/>
    </style:style>
    <style:style style:name="T19"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20" style:family="text">
      <style:text-properties fo:font-variant="normal" fo:text-transform="none" style:text-line-through-style="none" fo:letter-spacing="normal" fo:language="none" fo:country="none" fo:font-style="normal" style:text-underline-style="none" style:text-blinking="false" style:font-name-asian="Georgia" style:language-asian="none" style:country-asian="none" style:font-name-complex="Georgia" style:language-complex="none" style:country-complex="none"/>
    </style:style>
    <style:style style:name="T21" style:family="text">
      <style:text-properties fo:font-variant="normal" fo:text-transform="none" style:text-line-through-style="none" fo:letter-spacing="normal" fo:language="none" fo:country="none" fo:font-style="italic" style:text-underline-style="none" style:text-blinking="false" style:font-name-asian="Georgia" style:language-asian="none" style:country-asian="none" style:font-style-asian="italic" style:font-name-complex="Georgia" style:language-complex="none" style:country-complex="none" style:font-style-complex="italic"/>
    </style:style>
    <style:style style:name="T22" style:family="text">
      <style:text-properties fo:font-variant="normal" fo:text-transform="none" style:font-name="Georgia" fo:font-size="10.5pt" fo:letter-spacing="normal" fo:font-style="normal" fo:font-weight="bold" style:font-size-asian="10.5pt" style:font-weight-asian="bold" style:font-size-complex="10.5pt" style:font-weight-complex="bold"/>
    </style:style>
    <style:style style:name="T23" style:family="text">
      <style:text-properties fo:font-variant="normal" fo:text-transform="none" style:font-name="Georgia" fo:font-size="10.5pt" fo:letter-spacing="normal" fo:font-style="normal" fo:font-weight="normal" style:font-size-asian="10.5pt" style:font-weight-asian="normal" style:font-size-complex="10.5pt" style:font-weight-complex="normal"/>
    </style:style>
    <style:style style:name="T24"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5" style:family="text">
      <style:text-properties fo:language="none" fo:country="none" style:font-name-asian="Georgia" style:language-asian="none" style:country-asian="none" style:font-name-complex="Georgia" style:language-complex="none" style:country-complex="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9638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form:form form:apply-filter="true" form:control-implementation="ooo:com.sun.star.form.component.Form" office:target-frame="" xlink:href="https://www.sermoncentral.com/sermons/the-indescribable-gift-john-gaston-sermon-on-christmas-227173" xlink:type="simple"/>
        <form:form form:apply-filter="true" form:control-implementation="ooo:com.sun.star.form.component.Form" office:target-frame="" xlink:href="https://www.sermoncentral.com/sermons/the-indescribable-gift-john-gaston-sermon-on-christmas-227173" xlink:type="simple"/>
        <form:form form:apply-filter="true" form:control-implementation="ooo:com.sun.star.form.component.Form" office:target-frame="" xlink:href="https://www.sermoncentral.com/sermons/the-indescribable-gift-john-gaston-sermon-on-christmas-227173" xlink:type="simple"/>
        <form:form form:apply-filter="true" form:control-implementation="ooo:com.sun.star.form.component.Form" office:target-frame="" xlink:href="https://www.sermoncentral.com/sermons/the-indescribable-gift-john-gaston-sermon-on-christmas-227173" xlink:type="simple"/>
        <form:form form:apply-filter="true" form:control-implementation="ooo:com.sun.star.form.component.Form" office:target-frame="" xlink:href="https://www.sermoncentral.com/sermons/the-indescribable-gift-john-gaston-sermon-on-christmas-227173"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Love of a Disciple</text:p>
      <text:p text:style-name="P1"><text:span text:style-name="T1">Read:</text:span> II Samuel 23:8-17</text:p>
      <text:p text:style-name="P3"><text:span text:style-name="T7">Text:</text:span><text:span text:style-name="T8"> <text:s/>I </text:span><text:span text:style-name="T2">John 4:7-8 “Beloved, let us love one another: for love is of God; and every one that loveth is born of God, and knoweth God. <text:s/>He that loveth not knoweth not God; for God is love.”</text:span></text:p>
      <text:p text:style-name="P4"/>
      <text:p text:style-name="P2"><text:span text:style-name="T1">Introduction:</text:span> <text:s/>I read a partial list of David's most trusted men. <text:s/>They were mighty in the exploits that they accomplished as a result of their love and loyalty to him. <text:s/>They could easily be called David's disciples. <text:s/>There is little doubt that they loved David. <text:s/>To become a disciple of Jesus one only needs to accept Him as savior and master. <text:s/>There are many who claim to be a follower of Jesus but less have enlisted as a disciplined soldier in His army. <text:s/>That is what sets one apart as a genuine disciple of Christ.</text:p>
      <text:h text:style-name="P11" text:outline-level="2">I. They love God:<text:span text:style-name="T9"> He is their supreme commander and is far more than just a boss. <text:s/>He has a personal relationship with them and they love Him.</text:span></text:h>
      <text:p text:style-name="P7"><text:span text:style-name="T10"><text:s text:c="2"/>Jesus said that the first and great commandment was to “...</text:span><text:span text:style-name="T2">love the Lord thy God with all thy heart, and with all thy soul, and with all thy mind.”</text:span></text:p>
      <text:p text:style-name="P7"><text:span text:style-name="T10"><text:s text:c="2"/>In I John 5 we read: “</text:span><text:span text:style-name="T6">Whosoever believeth that Jesus is the Christ is born of God: and every one that loveth him that begat loveth him also that is begotten of him.”</text:span></text:p>
      <text:p text:style-name="P6"><text:s text:c="2"/>A disciple doesn't serve God out of a sense of duty. <text:s/>He/she serves God; motivated from a heart full of love. <text:s/></text:p>
      <text:p text:style-name="P7"><text:span text:style-name="T10"><text:s text:c="2"/>This is what enables a child of God to refuse to recant their faith when faced with the option of renouncing their faith or death. <text:s/>This is why there were churches that refused to close during the recent outbreak of covid. <text:s/>There were pastors and church boards that stood up and said we love people and recognize that we must be careful with our health but the scripture still tells us not to forsake the assembling of ourselves together. <text:s/>Our love for God should be evident in our behavior.</text:span></text:p>
      <text:p text:style-name="P7"><text:span text:style-name="T11">II. They love Their Brothers and Sisters:</text:span><text:span text:style-name="T12"> <text:s/>in John 13:34-35 we read: “</text:span><text:span text:style-name="T13">A new commandment I give unto you, That ye love one another; as I have loved you, that ye also love one another. <text:s/></text:span><text:span text:style-name="T2">By this shall all </text:span><text:span text:style-name="T3">men</text:span><text:span text:style-name="T2"> know that ye are my disciples, if ye have love one to another.” <text:s/>In I John 3: 14 we read: “We know that we have passed from death unto life, because we love the brethren. He that loveth not </text:span><text:span text:style-name="T24">his</text:span><text:span text:style-name="T2"> brother abideth in death.”</text:span></text:p>
      <text:p text:style-name="P7"><text:span text:style-name="T2"><text:s text:c="2"/>I know that it may seem hard to love our enemies and those that </text:span><text:span text:style-name="T4">spitefully</text:span><text:span text:style-name="T2"> abuse us but the truth is that a lot of us have a hard time loving our brothers and sisters in Christ. <text:s/>How man people do you know who no longer attend certain events and or may have quit church because they are angry with a slight or presumed slight by a brother or sister in Christ?</text:span></text:p>
      <text:p text:style-name="P7"><text:span text:style-name="T2"><text:s text:c="2"/>How do you expect to spend eternity with folks that you can't share a pew with down here?</text:span></text:p>
      <text:p text:style-name="P7"><text:span text:style-name="T2"><text:s text:c="2"/>When I worked in the Navy and later in the Bureau of Prisons I learned to work alongside of some people that I had nothing in common with except for the color of uniform that we wore. <text:s/>In both instances I had to depend on these people in life and death situations. <text:s/>We would train together and run through mock drills to prepare for actual scenarios that</text:span></text:p>
      <text:p text:style-name="P10"><text:span text:style-name="T18">could easily have occurred which could result in the loss of life for one or all of us. <text:s/>In these situations one doesn't concern themselves with issues of how we disagree but only on how we can help each other.</text:span></text:p>
      <text:p text:style-name="P10"><text:span text:style-name="T18"><text:s text:c="2"/>In the body of Christ we must choose to lay aside minor differences and work together to assist our Christian family in winning against the enemies of Christ.</text:span></text:p>
      <text:p text:style-name="P9"><text:span text:style-name="T22">III. They love the Lost:</text:span><text:span text:style-name="T23"> In John 3:16-17 we see how God the Father loved the lost so much that He sent His only Begotten son to take our place for the death that we deserved so that mankind could receive everlasting life.</text:span></text:p>
      <text:p text:style-name="P8"><text:span text:style-name="T17"><text:s text:c="2"/>Paul's main concern in Romans 10:1 is “</text:span><text:span text:style-name="T25">Brethren, my heart's desire and prayer to God for Israel is, that they might be saved.”</text:span></text:p>
      <text:p text:style-name="P6"><text:s text:c="2"/>John the Baptist was executed because he refused to overlook sin be-cause he wanted Herod to be saved. <text:s/>Stephen was stoned, to death, for preaching the uncompromising message of the gospel.</text:p>
      <text:p text:style-name="P6"><text:s text:c="2"/>The story is told of two Moravian young men who learned that an athiest millionaire had purchased a large island and would be building a plantation there. <text:s/>He boasted that he would have no Christians on his island. <text:s/>It would be free of all religious influence. <text:s/>These two young men sold themselves into slavery to this man so that the slaves and others living on that island would be able to hear the good news that Jesus died for their sin. <text:s/>A disciple of Jesus is one loves those who are lost in sin.</text:p>
      <text:p text:style-name="P6"><text:s text:c="2"/>This is an important question today: Do you love the lost more that you fear embarrassing yourself? <text:s/></text:p>
      <text:p text:style-name="P7"><text:span text:style-name="T10"><text:s text:c="2"/>In the story of the Prodigal son we are acutely aware that the father missed and longed for the return of his son. <text:s/>A fact, in that story that is often overlooked is that when the brother got angry we discover that he had a good idea of where his brother had been. <text:s/>He told his dad: “[as]</text:span><text:span text:style-name="T2"> soon as this thy son was come, which hath devoured thy living with harlots, thou hast killed for him the fatted calf.” <text:s/>As his father sat on the porch longing for his son...his other son made no attempt to go and get him and ease the burden of his father.</text:span></text:p>
      <text:p text:style-name="P6"/>
      <text:p text:style-name="P6"><text:span text:style-name="T1">Conclude:</text:span> It is easy to claim that we love God but the only way to demonstrate that love, is in our treatment of our brothers and sisters in Christ as well as in the love that we share with the lost in our world.</text:p>
      <text:p text:style-name="P8"><text:span text:style-name="T14"><text:s text:c="2"/>In Philippians 1: 9 we read: “</text:span><text:span text:style-name="T15">And this I pray, that your love may abound yet more and more in knowledge and </text:span><text:span text:style-name="T16">in</text:span><text:span text:style-name="T15"> all judg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Roboto, Arial, sans-serif"/>
    <style:font-face style:name="Open Sans" svg:font-family="'Open Sans', sans-serif"/>
    <style:font-face style:name="OpenSymbol" svg:font-family="OpenSymbol"/>
    <style:font-face style:name="sans-serif" svg:font-family="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1</meta:editing-cycles>
    <meta:creation-date>2014-03-28T17:34:00</meta:creation-date>
    <dc:date>2023-01-15T08:30:07.17</dc:date>
    <meta:editing-duration>P5DT4H9M15S</meta:editing-duration>
    <meta:generator>OpenOffice/4.1.3$Win32 OpenOffice.org_project/413m1$Build-9783</meta:generator>
    <meta:printed-by>j </meta:printed-by>
    <meta:print-date>2020-06-28T08:33:33.47</meta:print-date>
    <meta:document-statistic meta:table-count="0" meta:image-count="0" meta:object-count="0" meta:page-count="1" meta:paragraph-count="23" meta:word-count="1036" meta:character-count="54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